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70000007093A4E91C.bmp" manifest:media-type=""/>
  <manifest:file-entry manifest:full-path="Pictures/100000000000017600000044B7DC7F75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30%" draw:contrast="70%" draw:gamma="100%" draw:red="0%" draw:green="0%" draw:blue="0%" fo:clip="rect(0cm, 0.414cm, 0cm, 0.229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294cm, 0.675cm, 0.241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7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1.20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8.772cm" svg:height="1.696cm" svg:x="0.084cm" svg:y="3.3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286cm" svg:height="0.492cm" svg:x="-1cm" svg:y="0.544cm">
          <draw:text-box>
            <text:p text:style-name="P2"><text:span text:style-name="T1">LC3</text:span></text:p>
          </draw:text-box>
        </draw:frame>
        <draw:frame draw:style-name="gr1" draw:text-style-name="P3" draw:layer="layout" svg:width="2.286cm" svg:height="0.492cm" svg:x="-1.016cm" svg:y="2.286cm">
          <draw:text-box>
            <text:p text:style-name="P2"><text:span text:style-name="T1">GAPDH</text:span></text:p>
          </draw:text-box>
        </draw:frame>
        <draw:frame draw:style-name="gr2" draw:text-style-name="P4" draw:layer="layout" svg:width="7.366cm" svg:height="1.41cm" svg:x="1.524cm" svg:y="1.975cm">
          <draw:image xlink:href="Pictures/100000000000017600000044B7DC7F75.bmp" xlink:type="simple" xlink:show="embed" xlink:actuate="onLoad">
            <text:p/>
          </draw:image>
        </draw:frame>
        <draw:frame draw:style-name="gr3" draw:text-style-name="P4" draw:layer="layout" svg:width="7.36cm" svg:height="1.885cm" svg:x="1.53cm" svg:y="0cm">
          <draw:image xlink:href="Pictures/10000000000001770000007093A4E91C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2.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7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89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141cm" svg:x="1cm" svg:y="3.702cm"/>
      <draw:page-thumbnail draw:layer="backgroundobjects" svg:width="8.999cm" svg:height="5.141cm" svg:x="1cm" svg:y="12.278cm"/>
      <draw:page-thumbnail draw:layer="backgroundobjects" svg:width="8.999cm" svg:height="5.141cm" svg:x="1cm" svg:y="20.854cm"/>
      <draw:page-thumbnail draw:layer="backgroundobjects" svg:width="8.999cm" svg:height="5.141cm" svg:x="11cm" svg:y="3.702cm"/>
      <draw:page-thumbnail draw:layer="backgroundobjects" svg:width="8.999cm" svg:height="5.141cm" svg:x="11cm" svg:y="12.278cm"/>
      <draw:page-thumbnail draw:layer="backgroundobjects" svg:width="8.999cm" svg:height="5.141cm" svg:x="11cm" svg:y="20.854cm"/>
    </style:handout-master>
    <style:master-page style:name="Default" style:page-layout-name="PM1" draw:style-name="Mdp1">
      <draw:frame presentation:style-name="Default-title" draw:layer="backgroundobjects" svg:width="8.001cm" svg:height="0.848cm" svg:x="0.444cm" svg:y="0.201cm" presentation:class="title" presentation:placeholder="true">
        <draw:text-box/>
      </draw:frame>
      <draw:frame presentation:style-name="Default-outline1" draw:layer="backgroundobjects" svg:width="8.001cm" svg:height="2.946cm" svg:x="0.444cm" svg:y="1.188cm" presentation:class="outline" presentation:placeholder="true">
        <draw:text-box/>
      </draw:frame>
      <draw:frame presentation:style-name="Mpr1" draw:text-style-name="MP2" draw:layer="backgroundobjects" svg:width="2.071cm" svg:height="0.35cm" svg:x="0.444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818cm" svg:height="0.35cm" svg:x="3.04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071cm" svg:height="0.35cm" svg:x="6.374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14:42:18.413089760</dc:date>
    <dc:creator>ayf </dc:creator>
    <meta:editing-duration>PT29M14S</meta:editing-duration>
    <meta:editing-cycles>6</meta:editing-cycles>
    <meta:generator>LibreOffice/4.4.3.2$Linux_X86_64 LibreOffice_project/40m0$Build-2</meta:generator>
    <meta:document-statistic meta:object-count="28"/>
  </office:meta>
</office:document-meta>
</file>